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8F000002B5AAA38741753E7F7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Serif" svg:font-family="'CMU Serif'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bez_20_výplně_20_a_20_obrysu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3.25cm" fo:min-width="1.25cm"/>
    </style:style>
    <style:style style:name="gr3" style:family="graphic" style:parent-style-name="standard">
      <style:graphic-properties draw:stroke="none" svg:stroke-color="#000000" draw:fill="none" draw:fill-color="#ffffff" fo:min-height="4.43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text-properties fo:color="#000000" loext:opacity="100%" style:font-name="CMU Serif" fo:font-size="26pt" style:font-size-asian="26pt" style:font-size-complex="26pt"/>
    </style:style>
    <style:style style:name="P4" style:family="paragraph">
      <loext:graphic-properties draw:fill="none" draw:fill-color="#ffffff"/>
      <style:text-properties fo:color="#000000" loext:opacity="100%" style:font-name="CMU Serif" fo:font-size="26pt" style:font-size-asian="26pt" style:font-size-complex="26pt"/>
    </style:style>
    <style:style style:name="T1" style:family="text">
      <style:text-properties fo:color="#000000" loext:opacity="100%" style:font-name="CMU Serif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frame draw:style-name="gr1" draw:text-style-name="P1" draw:layer="layout" svg:width="14.075cm" svg:height="24.447cm" svg:x="3.462cm" svg:y="2.626cm">
          <draw:image xlink:href="Pictures/100000010000018F000002B5AAA38741753E7F71.png" xlink:type="simple" xlink:show="embed" xlink:actuate="onLoad" draw:mime-type="image/png">
            <text:p/>
          </draw:image>
        </draw:frame>
        <draw:custom-shape draw:style-name="gr2" draw:text-style-name="P2" draw:layer="layout" svg:width="1.75cm" svg:height="3.5cm" svg:x="16.25cm" svg:y="13.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75cm" svg:height="4.682cm" svg:x="13.5cm" svg:y="3.068cm">
          <draw:text-box>
            <text:p text:style-name="P3"><text:span text:style-name="T1">v (m/s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Serif" svg:font-family="'CMU Serif'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/>
    <draw:gradient draw:name="S_20_výplní" draw:display-name="S výplní" draw:style="linear" draw:start-color="#ffffff" draw:end-color="#cccccc" draw:start-intensity="100%" draw:end-intensity="100%" draw:angle="30deg" draw:border="0%"/>
    <draw:gradient draw:name="Tvary" draw:style="rectangular" draw:cx="50%" draw:cy="50%" draw:start-color="#cccccc" draw:end-color="#ffffff" draw:start-intensity="100%" draw:end-intensity="100%" draw:angle="0deg" draw:border="0%"/>
    <draw:gradient draw:name="Zelená_20_výplň" draw:display-name="Zelená výplň" draw:style="linear" draw:start-color="#77bc65" draw:end-color="#127622" draw:start-intensity="100%" draw:end-intensity="100%" draw:angle="30deg" draw:border="0%"/>
    <draw:gradient draw:name="Červená_20_výplň" draw:display-name="Červená výplň" draw:style="linear" draw:start-color="#ff6d6d" draw:end-color="#c9211e" draw:start-intensity="100%" draw:end-intensity="100%" draw:angle="30deg" draw:border="0%"/>
    <draw:gradient draw:name="Žlutá_20_výplň" draw:display-name="Žlutá výplň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4-30T15:26:04.685048888</dc:date>
    <meta:editing-duration>PT1M1S</meta:editing-duration>
    <meta:editing-cycles>1</meta:editing-cycles>
    <meta:generator>LibreOffice/7.3.7.2$Linux_X86_64 LibreOffice_project/30$Build-2</meta:generator>
    <meta:document-statistic meta:object-count="3"/>
  </office:meta>
</office:document-meta>
</file>